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2" calcext:value-type="float">
            <text:p>22</text:p>
          </table:table-cell>
          <table:table-cell table:style-name="ce20" table:formula="of:=[.E2]/[.F2]" office:value-type="percentage" office:value="0.318181818181818" calcext:value-type="percentage">
            <text:p>31,82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9.5" calcext:value-type="float">
            <text:p>9,5</text:p>
          </table:table-cell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15.5" calcext:value-type="float">
            <text:p>15,5</text:p>
          </table:table-cell>
          <table:table-cell table:style-name="ce9" table:formula="of:=SUM([.D3:.D20])" office:value-type="float" office:value="55.5" calcext:value-type="float">
            <text:p>55,5</text:p>
          </table:table-cell>
          <table:table-cell table:style-name="ce9" table:number-columns-repeated="2"/>
          <table:table-cell table:style-name="ce20" table:formula="of:=[.C21]/[.D21]" office:value-type="percentage" office:value="0.279279279279279" calcext:value-type="percentage">
            <text:p>27,93 %</text:p>
          </table:table-cell>
          <table:table-cell table:style-name="ce21" table:formula="of:=[.G21]-[.G2]" office:value-type="percentage" office:value="-0.0389025389025389" calcext:value-type="percentage">
            <text:p>-3,89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2.15909090909091" calcext:value-type="float">
            <text:p>-2,2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15:30:37.389426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09-28T18:18:48.602790685</dc:date>
    <dc:creator>Ronny Gey</dc:creator>
    <meta:editing-duration>P3DT21H51M27S</meta:editing-duration>
    <meta:editing-cycles>37</meta:editing-cycles>
    <meta:document-statistic meta:table-count="2" meta:cell-count="105" meta:object-count="0"/>
  </office:meta>
</office:document-meta>
</file>